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ReferenceCache.ItemStateReferenceCache( ItemStateCacheFactory cach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ReferenceCach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ReferenceCache.cache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StateReferenceCache.retrie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ReferenceCache.evict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ReferenceCache.ItemStateReferenceCache( ItemState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ReferenceCache.evi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ReferenceCache.retriev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ReferenceCach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ReferenceCache.isCached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ReferenceCache.upd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ReferenceCache.dump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